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>
      <style:text-properties fo:font-style="normal" officeooo:rsid="0009f7e6" officeooo:paragraph-rsid="0009f7e6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9f7e6" officeooo:paragraph-rsid="0009f7e6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09f7e6" officeooo:paragraph-rsid="000d1465" style:font-style-asian="normal" style:font-style-complex="normal"/>
    </style:style>
    <style:style style:name="P5" style:family="paragraph" style:parent-style-name="Standard">
      <style:text-properties fo:font-style="normal" officeooo:paragraph-rsid="0009f7e6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paragraph-rsid="000d1465" style:font-style-asian="normal" style:font-style-complex="normal"/>
    </style:style>
    <style:style style:name="P7" style:family="paragraph" style:parent-style-name="Standard">
      <style:paragraph-properties fo:text-align="end" style:justify-single-word="false"/>
      <style:text-properties fo:font-style="italic" officeooo:rsid="0009f7e6" style:font-style-asian="italic" style:font-style-complex="italic"/>
    </style:style>
    <style:style style:name="P8" style:family="paragraph" style:parent-style-name="Heading_20_1">
      <style:paragraph-properties fo:text-align="center" style:justify-single-word="false"/>
      <style:text-properties officeooo:rsid="000bc941" officeooo:paragraph-rsid="000bc941"/>
    </style:style>
    <style:style style:name="T1" style:family="text">
      <style:text-properties officeooo:rsid="0009f7e6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Gryz i jego sprzęt.</text:h>
      <text:p text:style-name="Standard">Pewnego dnia jakiś znajomy zatrzymał mnie i powiedział ze złością w głosie:</text:p>
      <text:list xml:id="list4299942323074045743" text:style-name="L1">
        <text:list-item>
          <text:p text:style-name="P2">Hej Gryz, gdzie moje pieniądze?</text:p>
        </text:list-item>
        <text:list-item>
          <text:p text:style-name="P2">Mówiłem Ci, że do soboty oddam.</text:p>
        </text:list-item>
        <text:list-item>
          <text:p text:style-name="P2">No tak, no i była sobota...dwa tygodnie temu.</text:p>
        </text:list-item>
        <text:list-item>
          <text:p text:style-name="P2">Nie mówiłem, do której soboty.</text:p>
        </text:list-item>
      </text:list>
      <text:p text:style-name="P3">Rozwścieczony kolega strzelił focha i odszedł.</text:p>
      <text:p text:style-name="P4">Gryz natomiast, szedł przyspieszonym krokiem w stronę zachodzącego słońca...a raczej Galerii Jurajskiej. </text:p>
      <text:p text:style-name="P6"><text:span text:style-name="T1">Byleby zdążyć przed zamknięciem. Czekał na to od bardzo dawna. Był podekscytowany faktem, że może upolować taki towar. Widział go już nie raz w licznych gimnazjach, które odwiedzał. Mimo tego musiał rozładować to napięcie i wziąć sprawę we własne ręce. Wyszedł z galerii dumny. Dumny, że dopiął swego. Trzymał rękę w kieszeni pocierając z uśmiechem swój nieużywany dotąd sprzęt..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...<text:span text:style-name="T1">Tak bardzo cieszył się z zakupu nowego Iphone'a.</text:span></text:p>
      <text:p text:style-name="P1"/>
      <text:p text:style-name="P7"/>
      <text:p text:style-name="P7"/>
      <text:p text:style-name="P7">Agnieszka Zych &amp; Oskar Marszał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15-03-24T13:25:16.620698000</dc:date>
    <meta:editing-duration>PT16M31S</meta:editing-duration>
    <meta:editing-cycles>9</meta:editing-cycles>
    <meta:generator>LibreOffice/4.1.4.2$MacOSX_x86 LibreOffice_project/0a0440ccc0227ad9829de5f46be37cfb6edcf72</meta:generator>
    <meta:document-statistic meta:table-count="0" meta:image-count="0" meta:object-count="0" meta:page-count="1" meta:paragraph-count="11" meta:word-count="134" meta:character-count="849" meta:non-whitespace-character-count="729"/>
  </office:meta>
</office:document-meta>
</file>